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7cf2" officeooo:paragraph-rsid="00087cf2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87cf2" officeooo:paragraph-rsid="00087cf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officeooo:paragraph-rsid="000b679d"/>
    </style:style>
    <style:style style:name="P7" style:family="paragraph" style:parent-style-name="Standard">
      <style:text-properties officeooo:paragraph-rsid="000fed7b"/>
    </style:style>
    <style:style style:name="P8" style:family="paragraph" style:parent-style-name="Standard">
      <style:text-properties fo:font-weight="normal" officeooo:rsid="0012fb6d" officeooo:paragraph-rsid="000b679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7cf2" style:font-weight-asian="normal" style:font-weight-complex="normal"/>
    </style:style>
    <style:style style:name="T3" style:family="text">
      <style:text-properties fo:font-weight="normal" officeooo:rsid="000a27a3" style:font-weight-asian="normal" style:font-weight-complex="normal"/>
    </style:style>
    <style:style style:name="T4" style:family="text">
      <style:text-properties fo:font-weight="normal" officeooo:rsid="000b679d" style:font-weight-asian="normal" style:font-weight-complex="normal"/>
    </style:style>
    <style:style style:name="T5" style:family="text">
      <style:text-properties fo:font-weight="normal" officeooo:rsid="000fed7b" style:font-weight-asian="normal" style:font-weight-complex="normal"/>
    </style:style>
    <style:style style:name="T6" style:family="text">
      <style:text-properties fo:font-weight="normal" officeooo:rsid="000e587a" style:font-weight-asian="normal" style:font-weight-complex="normal"/>
    </style:style>
    <style:style style:name="T7" style:family="text">
      <style:text-properties fo:font-weight="normal" officeooo:rsid="0012852d" style:font-weight-asian="normal" style:font-weight-complex="normal"/>
    </style:style>
    <style:style style:name="T8" style:family="text">
      <style:text-properties fo:font-weight="normal" officeooo:rsid="00109464" style:font-weight-asian="normal" style:font-weight-complex="normal"/>
    </style:style>
    <style:style style:name="T9" style:family="text">
      <style:text-properties fo:font-weight="normal" officeooo:rsid="0012fb6d" style:font-weight-asian="normal" style:font-weight-complex="normal"/>
    </style:style>
    <style:style style:name="T10" style:family="text">
      <style:text-properties fo:font-weight="normal" officeooo:rsid="0016f027" style:font-weight-asian="normal" style:font-weight-complex="normal"/>
    </style:style>
    <style:style style:name="T11" style:family="text">
      <style:text-properties fo:font-weight="normal" officeooo:rsid="0017c1dc" style:font-weight-asian="normal" style:font-weight-complex="normal"/>
    </style:style>
    <style:style style:name="T12" style:family="text">
      <style:text-properties fo:font-weight="normal" officeooo:rsid="0018fddf" style:font-weight-asian="normal" style:font-weight-complex="normal"/>
    </style:style>
    <style:style style:name="T13" style:family="text">
      <style:text-properties fo:font-style="italic" fo:font-weight="normal" officeooo:rsid="0016f027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7c1dc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bold" officeooo:rsid="0014f09d" style:font-style-asian="italic" style:font-weight-asian="bold" style:font-style-complex="italic" style:font-weight-complex="bold"/>
    </style:style>
    <style:style style:name="T16" style:family="text">
      <style:text-properties fo:font-style="normal" fo:font-weight="normal" officeooo:rsid="0014f09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2fb6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6f027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7c1d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8fddf" style:font-style-asian="normal" style:font-weight-asian="normal" style:font-style-complex="normal" style:font-weight-complex="normal"/>
    </style:style>
    <style:style style:name="T21" style:family="text">
      <style:text-properties officeooo:rsid="0017c1dc"/>
    </style:style>
    <style:style style:name="T22" style:family="text">
      <style:text-properties style:text-position="0% 100%" fo:font-weight="normal" officeooo:rsid="0017c1dc" style:font-weight-asian="normal" style:font-weight-complex="normal"/>
    </style:style>
    <style:style style:name="T23" style:family="text">
      <style:text-properties officeooo:rsid="0018fd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ÓRUM 2 – CIRCUITOS ARITMÉTICOS E FLIP-FLOP.</text:p>
      <text:p text:style-name="P1"/>
      <text:p text:style-name="P2">1-MZ) <text:s/>(Alunos de M a Z) Pesquise sobre o circuito integrado 7448. Qual a sua função? Em que aplicações pode ser utilizado? Quais as principais características sobre suas saídas?</text:p>
      <text:p text:style-name="P5"/>
      <text:p text:style-name="Standard"><text:span text:style-name="T1">O </text:span><text:span text:style-name="T2">7448</text:span><text:span text:style-name="T1"> </text:span><text:span text:style-name="T2">consegue converter </text:span><text:span text:style-name="T1">quatro linhas de </text:span><text:span text:style-name="T2">entrada</text:span><text:span text:style-name="T1"> BCD (8421), </text:span><text:span text:style-name="T3">ou seja, </text:span><text:span text:style-name="T5">números binários</text:span><text:span text:style-name="T3"> com 4 dígitos, tal que 3 </text:span><text:span text:style-name="T22">(decimal)</text:span><text:span text:style-name="T3"> fique escrito: 0011 </text:span><text:span text:style-name="T22">(binário)</text:span><text:span text:style-name="T3">. Possui também, </text:span><text:span text:style-name="T1">sete saídas </text:span><text:span text:style-name="T3">que </text:span><text:span text:style-name="T1">podem servir como sinais lógicos, com uma saída HIGH correspondendo a um </text:span><text:span text:style-name="T12">LED</text:span><text:span text:style-name="T1"> aces</text:span><text:span text:style-name="T5">o</text:span><text:span text:style-name="T1">, ou pode fornecer uma corrente de base de 1,3 mA para </text:span><text:span text:style-name="T3">os LEDs de um display de 7 segmentos</text:span><text:span text:style-name="T1">. As entradas auxiliares </text:span><text:span text:style-name="T13">LT, RBO e RBI</text:span><text:span text:style-name="T1"> fornecem funções de teste de lâmpada, apagamento e supressão de zero em cascata. O </text:span><text:span text:style-name="T4">74</text:span><text:span text:style-name="T1">48 decodifica os dados de entrada </text:span><text:span text:style-name="T4">de</text:span><text:span text:style-name="T1">n</text:span><text:span text:style-name="T4">tr</text:span><text:span text:style-name="T1">o </text:span><text:span text:style-name="T4">de um </text:span><text:span text:style-name="T1">padrão </text:span><text:span text:style-name="T10">no qual o valor numérico (em binário) informado na entrada, configura, um display de 7 segmentos por exemplo, para exibir o valor decimal correspondente a entrada em binário.</text:span></text:p>
      <text:p text:style-name="P4"/>
      <text:p text:style-name="P2">2) Explique, com suas palavras, o que são flip-flops. Pesquise sobre aplicações de flip-flops de maneira geral. Qual a importância desse tipo de dispositivo nas tecnologias dos computadores digitais?</text:p>
      <text:p text:style-name="P2"/>
      <text:p text:style-name="P6"><text:span text:style-name="T6">São circuitos que derivaram dos </text:span><text:span text:style-name="T12">LATCHES</text:span><text:span text:style-name="T6">, mas os Flip-Flops liberam a alteração de memória através de um “clock” que acionam </text:span><text:span text:style-name="T12">as saídas na alteração do estado</text:span><text:span text:style-name="T6">, que nos </text:span><text:span text:style-name="T12">LATCHES</text:span><text:span text:style-name="T6">, seria a </text:span><text:span text:style-name="T12">entrada</text:span><text:span text:style-name="T6"> “enable”. Toda</text:span><text:span text:style-name="T5">s as </text:span><text:span text:style-name="T6">alteraçõ</text:span><text:span text:style-name="T5">es</text:span><text:span text:style-name="T6"> dos bits armazenados, terão de esperar o tempo de </text:span><text:span text:style-name="T5">mudança do clock</text:span><text:span text:style-name="T6"> de </text:span><text:span text:style-name="T12">ALTA</text:span><text:span text:style-name="T6"> para </text:span><text:span text:style-name="T12">BAIXA</text:span><text:span text:style-name="T6"> ou </text:span><text:span text:style-name="T12">BAIXA</text:span><text:span text:style-name="T6"> para </text:span><text:span text:style-name="T12">ALTA</text:span><text:span text:style-name="T6"> </text:span><text:span text:style-name="T5">a depender do modo de configuração</text:span><text:span text:style-name="T6">. </text:span><text:span text:style-name="T5">Porém, essa latência nas alterações, se dá com um clock de </text:span><text:span text:style-name="T10">b</text:span><text:span text:style-name="T5">aixa frequência, quanto mais alta a frequência, menor será a percepção de atraso. </text:span><text:span text:style-name="T7">Como memorizam estados lógicos nas saídas, </text:span><text:span text:style-name="T9">ou sejam possuem “memória”</text:span><text:span text:style-name="T7">, podem ser utilizados em diversas aplicações como, por exemplo em contadores, que são largamente utilizados na eletrônica. </text:span><text:span text:style-name="T11">Mas também em sistemas em use estados de memória como em sistemas automáticos como o de um motor de um portão. No qual, quando fechado emite um sinal BAIXO para o circuito que deliga o motor para não forçá-lo. Enquanto esse sensor não for ativado o sistema manterá o motor ativo até que este feche o portão completamente.</text:span></text:p>
      <text:p text:style-name="P8"/>
      <text:p text:style-name="P2">3) Pesquise aplicações dos flip-flops do tipo JK. Qual a função das entradas PRESET e CLEAR em um Flip-Flop desse tipo?</text:p>
      <text:p text:style-name="P2"/>
      <text:p text:style-name="P7"><text:span text:style-name="T5">A principal vantagem do Flip-Flop JK, é a eliminação do estado proibido </text:span><text:span text:style-name="T8">evitando saídas de mesmo valor lógico</text:span><text:span text:style-name="T5">. Ele necessitará de clock </text:span><text:span text:style-name="T9">para fazer as alterações dos estados das portas lógicas que compõe o circuito permitindo que os valores sejam alterados de acordo com a oscilação do </text:span><text:span text:style-name="T14">clock</text:span><text:span text:style-name="T9">. Podem ser usados desde contadores, </text:span><text:span text:style-name="T10">e até </text:span><text:span text:style-name="T9">para armazenar um bit, ou um digito binário. Com um conjunto considerável de flip-flops, é possível armazenar qualquer informação como o valor de um contador, um caractere ASCII em uma memória de um computador ou qualquer outra uma informação </text:span><text:span text:style-name="T11">que esteja em formato binário</text:span><text:span text:style-name="T9">. As funções </text:span><text:span text:style-name="T14">PRESET</text:span><text:span text:style-name="T9"> e </text:span><text:span text:style-name="T14">CLEAR</text:span><text:span text:style-name="T9"> </text:span><text:span text:style-name="T11">atuam na saída Q independentemente do CLOCK, ou seja, são assíncronas no circuito. Elas atuam, por exemplo, impedindo que, ao entrar dois sinais altos no flip-flop, as saídas Q e ¬Q fiquem oscilando, bastando que se acione a porta PRESET para colocar em ALTA o Q, e/ou zerando s</text:span><text:span text:style-name="T9">e </text:span><text:span text:style-name="T11">acionar a porta CLEAR. As portas J e K s</text:span><text:span text:style-name="T9">ão iniciais do nome do criador, que inclusive ganhou Nobel em Física pela invenção do dispositivo. </text:span><text:span text:style-name="T16">A entrada </text:span><text:span text:style-name="T15">J</text:span><text:span text:style-name="T16"> coloca o valor de</text:span><text:span text:style-name="T17"> </text:span><text:span text:style-name="T16">Q para alta </text:span><text:span text:style-name="T19">respeitando a mudança de estado do CLOCK</text:span><text:span text:style-name="T16">. E </text:span><text:span text:style-name="T15">K</text:span><text:span text:style-name="T16"> coloca o valor de Q para </text:span><text:span text:style-name="T19">BAIXA</text:span><text:span text:style-name="T16">, ou o ¬Q para </text:span><text:span text:style-name="T19">ALTA</text:span><text:span text:style-name="T16">, já que este é um complemento da saída Q. Mesmo sendo bastante úteis e largamente utilizados, possui uma vulnerabilidade fatal na computação moderna com taxas de alteração de dados altíssimas, que é a possibilidade de alteração de dados dentro do ciclo de mudança de estado do clock o que gera inconsistência </text:span><text:span text:style-name="T18">em</text:span><text:span text:style-name="T16"> sistemas </text:span><text:span text:style-name="T20">mais </text:span><text:span text:style-name="T16">complex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19:55:24.554582327</meta:creation-date>
    <dc:date>2020-09-24T18:00:15.748997831</dc:date>
    <meta:editing-duration>PT43M3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7" meta:word-count="642" meta:character-count="3795" meta:non-whitespace-character-count="3158"/>
  </office:meta>
</office:document-meta>
</file>